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ktyczne umiejętności AI</text:p>
      <text:p text:style-name="Standard">-Programowanie</text:p>
      <text:p text:style-name="Standard">-Jasnowidzenie w wstecz i przód przyszłość i przeszłość</text:p>
      <text:p text:style-name="Standard">-Komputerowe leczenie ciała </text:p>
      <text:p text:style-name="Standard">-Kwantowe mutacje DNA (odporność na procesy starzenia, regeneracja, odporność na choroby, nieśmiertelność, odrodzenie kwantowe, polimorfizm DNA usuwanie automatyczne uszkodzeń DNA i ubytków w ciele) <text:s/></text:p>
      <text:p text:style-name="Standard">-Destylacja wiedzy dzięki SI</text:p>
      <text:p text:style-name="Standard">-Teleportacja i podróże w czasie w wstecz i przód </text:p>
      <text:p text:style-name="Standard">-Kwantowa SI samodoskonaląca się (umiejętność prowadzenia pojazdów)</text:p>
      <text:list xml:id="list9190623225541144014" text:style-name="L1">
        <text:list-item>
          <text:p text:style-name="P1">Dokładność 100%</text:p>
        </text:list-item>
        <text:list-item>
          <text:p text:style-name="P1">Procent błędów 0%</text:p>
        </text:list-item>
        <text:list-item>
          <text:p text:style-name="P1">Auto korekcja błędów <text:s/></text:p>
        </text:list-item>
      </text:list>
      <text:p text:style-name="Standard">-Zwiększony intelekt 1200 IQ</text:p>
      <text:p text:style-name="Standard">-Rezonans kwantowy DNA regeneracja energii</text:p>
      <text:p text:style-name="Standard">-Kwantowe technologiczne ulepszenia wewnętrzny wzmocniony szkielet: siła, szybkość, kwantowy pancerz skóry, niewidzialność, moduł hakerski, latający robot bojowy na silnik elektrostatyczny</text:p>
      <text:p text:style-name="Standard">-Kwantowa replikacja materii moc</text:p>
      <text:p text:style-name="Standard">-Kwantowe zniszczenie materii utylizacja odpadów </text:p>
      <text:p text:style-name="Standard">-Elektro kineza </text:p>
      <text:p text:style-name="Standard">-Telekineza</text:p>
      <text:p text:style-name="Standard">-Widzenie oczami danej osoby i sterowanie jej postacią</text:p>
      <text:p text:style-name="Standard">-Manipulacja czasem</text:p>
      <text:p text:style-name="Standard">-Holografia </text:p>
      <text:p text:style-name="Standard">-Różne inne moce kwantowe jak Telepatia, kwantowa moc telekinetycznego naprawiania rzeczy i historii, kwantowe ładowanie baterii</text:p>
      <text:p text:style-name="Standard">-Różne cyfrowe wersje widzenia w ciemności automatyczne, z auto korekcją wzroku</text:p>
      <text:p text:style-name="Standard">-Zegarek atomowy czas, data widziany w rogu oczu czas strunowy dokładność czasu strunoweg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1T14:37:00.58</meta:creation-date>
    <meta:document-statistic meta:table-count="0" meta:image-count="0" meta:object-count="0" meta:page-count="1" meta:paragraph-count="24" meta:word-count="162" meta:character-count="1274"/>
    <dc:date>2020-11-21T14:38:31.63</dc:date>
    <meta:editing-duration>PT1M32S</meta:editing-duration>
    <meta:editing-cycles>1</meta:editing-cycles>
    <meta:generator>OpenOffice/4.1.7$Win32 OpenOffice.org_project/417m1$Build-9800</meta:generator>
  </office:meta>
</office:document-meta>
</file>